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(sin sensor) de datos y manejo de punteros</text:p>
          </table:table-cell>
          <table:table-cell table:number-columns-repeated="3"/>
        </table:table-row>
        <table:table-row table:style-name="ro1" table:number-rows-repeated="6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19])" office:value-type="float" office:value="34" calcext:value-type="float">
            <text:p>34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3:08:34.978864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8:21:49.840398203</meta:creation-date>
    <dc:date>2020-08-26T13:09:16.781711923</dc:date>
    <meta:editing-duration>PT7H4M</meta:editing-duration>
    <meta:editing-cycles>21</meta:editing-cycles>
    <meta:generator>LibreOffice/6.4.5.2$Linux_X86_64 LibreOffice_project/40$Build-2</meta:generator>
    <meta:document-statistic meta:table-count="1" meta:cell-count="47" meta:object-count="0"/>
  </office:meta>
</office:document-meta>
</file>